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lbany" svg:font-family="Alban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" style:family="paragraph" style:parent-style-name="lyt-roundedrect_7e_LT_7e_Gliederung_20_1" style:list-style-name="L1">
      <style:paragraph-properties fo:line-height="200%" fo:text-align="start" style:justify-single-word="false"/>
      <style:text-properties style:use-window-font-color="true" style:text-outline="false" style:text-line-through-style="none" style:font-name="Tahoma" fo:font-size="18pt" fo:font-style="italic" fo:text-shadow="none" style:text-underline-style="none" fo:font-weight="normal" style:font-name-asian="Tahoma" style:font-size-asian="18pt" style:font-style-asian="italic" style:font-weight-asian="normal" style:font-name-complex="Tahoma" style:font-size-complex="18pt" style:font-style-complex="italic" style:font-weight-complex="normal" style:text-emphasize="none"/>
    </style:style>
    <style:style style:name="P3" style:family="paragraph" style:parent-style-name="Text_20_body" style:list-style-name="L1">
      <style:paragraph-properties fo:line-height="200%" fo:text-align="start" style:justify-single-word="false"/>
      <style:text-properties fo:font-size="18pt" fo:font-style="italic" style:font-size-asian="18pt" style:font-style-asian="italic" style:font-size-complex="18pt" style:font-style-complex="italic"/>
    </style:style>
    <style:style style:name="P4" style:family="paragraph" style:parent-style-name="Text_20_body" style:list-style-name="L1">
      <style:paragraph-properties fo:line-height="200%" fo:text-align="start" style:justify-single-word="false"/>
      <style:text-properties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 style:parent-style-name="Text_20_body" style:list-style-name="L1">
      <style:paragraph-properties fo:margin-left="0.3126in" fo:margin-right="0in" fo:line-height="200%" fo:text-align="start" style:justify-single-word="false" fo:text-indent="-0.3126in" style:auto-text-indent="false"/>
      <style:text-properties fo:font-size="18pt" fo:font-style="italic" style:font-size-asian="18pt" style:font-style-asian="italic" style:font-size-complex="18pt" style:font-style-complex="italic"/>
    </style:style>
    <style:style style:name="P6" style:family="paragraph" style:parent-style-name="Standard">
      <style:paragraph-properties fo:line-height="200%" fo:text-align="start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3" style:family="text">
      <style:text-properties fo:font-style="italic"/>
    </style:style>
    <style:style style:name="T4" style:family="text">
      <style:text-properties fo:font-style="italic" style:text-underline-style="none"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style="italic" style:font-size-asian="14pt" style:font-size-complex="14pt"/>
    </style:style>
    <style:style style:name="T7" style:family="text">
      <style:text-properties style:font-name="Albany" style:font-name-asian="Albany" style:font-name-complex="Albany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tations List:<text:span text:style-name="T2"> </text:span></text:p>
      <text:p text:style-name="P6"/>
      <text:section text:style-name="Sect1" text:name="selectable_citethis">
        <text:list xml:id="list7950521680060473787" text:style-name="L1">
          <text:list-item>
            <text:p text:style-name="P5">Ashtary-Larky, Damoon, et al. "Effects of Gradual Weight Loss v. Rapid Weight Loss on Body Composition and RMR: A Systematic Review and Meta-Analysis." The British journal of nutrition 124.11 (2020): 1121-32. ProQuest. Web. 13 Dec. 2024.</text:p>
            <text:p text:style-name="P3"><text:span text:style-name="T1"/></text:p>
          </text:list-item>
          <text:list-item>
            <text:p text:style-name="P3"><text:span text:style-name="T1">Houck, Philip D. "Obesity Conundrum." The American Journal of Cardiology 228 (2024): 82-4. ProQuest. Web. 15 Dec. 2024. </text:span></text:p>
            <text:p text:style-name="P2"><text:span text:style-name="T7"/></text:p>
          </text:list-item>
          <text:list-item>
            <text:p text:style-name="P2"><text:span text:style-name="T7">World Health Organization. (2024, March 1). Obesity and </text:span>overweight. World Health Organization.</text:p>
            <text:p text:style-name="P4">https://www.who.int/news-room/fact-sheets/detail/obesity-and-overweight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lbany" svg:font-family="Alban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lyt-roundedrect_7e_LT_7e_Gliederung_20_1" style:display-name="lyt-roundedrect~LT~Gliederung 1" style:family="paragraph">
      <style:paragraph-properties fo:margin-left="0in" fo:margin-right="0in" fo:margin-top="0in" fo:margin-bottom="0.1681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0.8083in" fo:margin-right="0in" fo:margin-top="0in" fo:margin-bottom="0.1346in" fo:text-indent="-0.2693in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1.2126in" fo:margin-right="0in" fo:margin-top="0in" fo:margin-bottom="0.1008in" fo:text-indent="-0.2016in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1.6165in" fo:margin-right="0in" fo:margin-top="0in" fo:margin-bottom="0.0665in" fo:text-indent="-0.2016in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2.0209in" fo:margin-right="0in" fo:margin-top="0in" fo:margin-bottom="0.0327in" fo:text-indent="-0.2016in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2.4252in" fo:margin-right="0in" fo:text-indent="-0.2016in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2.8299in" fo:margin-right="0in" fo:text-indent="-0.2016in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3.2339in" fo:margin-right="0in" fo:text-indent="-0.2016in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3.6382in" fo:margin-right="0in" fo:text-indent="-0.2016in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in" fo:margin-right="0in" fo:margin-top="0in" fo:margin-bottom="0.1681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0.8083in" fo:margin-right="0in" fo:margin-top="0in" fo:margin-bottom="0.1346in" fo:text-indent="-0.2693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126in" fo:margin-right="0in" fo:margin-top="0in" fo:margin-bottom="0.1008in" fo:text-indent="-0.2016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6165in" fo:margin-right="0in" fo:margin-top="0in" fo:margin-bottom="0.0665in" fo:text-indent="-0.2016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0209in" fo:margin-right="0in" fo:margin-top="0in" fo:margin-bottom="0.0327in" fo:text-indent="-0.2016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4252in" fo:margin-right="0in" fo:text-indent="-0.2016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2.8299in" fo:margin-right="0in" fo:text-indent="-0.2016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2339in" fo:margin-right="0in" fo:text-indent="-0.2016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3.6382in" fo:margin-right="0in" fo:text-indent="-0.2016in" style:auto-text-indent="false">
        <style:tab-stops/>
      </style:paragraph-properties>
    </style:style>
    <style:style style:name="Objekt_20_ohne_20_Füllung_20_und_20_ohne_20_Linie" style:display-name="Objekt ohne Füllung und ohne Linie" style:family="paragraph" style:parent-style-name="Standard"/>
    <style:style style:name="Numbering_20_Symbols" style:display-name="Numbering Symbols" style:family="paragraph">
      <style:paragraph-properties style:text-autospac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 K</meta:initial-creator>
    <meta:creation-date>2024-12-13T23:53:49.90</meta:creation-date>
    <dc:date>2024-12-15T16:19:27.67</dc:date>
    <dc:creator>C K</dc:creator>
    <meta:editing-duration>PT2H37M49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5" meta:word-count="72" meta:character-count="544"/>
  </office:meta>
</office:document-meta>
</file>